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fo:margin-left="0.011cm" fo:margin-right="0.028cm" table:align="margins"/>
    </style:style>
    <style:style style:name="Tabell2.A" style:family="table-column">
      <style:table-column-properties style:column-width="2.646cm" style:rel-column-width="1500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29cm" style:rel-column-width="810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5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padding="0.097cm" fo:border-left="0.002cm solid #000000" fo:border-right="none" fo:border-top="none" fo:border-bottom="0.002cm solid #000000"/>
    </style:style>
    <style:style style:name="Tabell2.F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3" office:value-type="string">
            <text:p text:style-name="P2">K-3.12</text:p>
          </table:table-cell>
          <table:table-cell table:style-name="Tabell2.A3" office:value-type="string">
            <text:p text:style-name="P2">Ny layout och design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5h</text:p>
          </table:table-cell>
          <table:table-cell table:style-name="Tabell2.F3" office:value-type="string">
            <text:p text:style-name="Table_20_Contents">4h</text:p>
          </table:table-cell>
        </table:table-row>
        <table:table-row>
          <table:table-cell table:style-name="Tabell2.F3" table:number-columns-spanned="6" office:value-type="string">
            <text:p text:style-name="P2">↑Finns mycket att göra här, försök att fokusera på de större bitarna↑<text:line-break/>-Nya färger på texter/boxar<text:tab/>= DK Carambola</text:p>
            <text:p text:style-name="P2">-Färgschema...<text:line-break/><text:tab/>-Hudd, dialog, Blippbox, Huddbackground??<text:line-break/><text:span text:style-name="T4">-Nya knappar<text:tab/><text:tab/><text:tab/><text:line-break/><text:tab/>X-Back<text:tab/><text:tab/></text:span></text:p>
            <text:p text:style-name="P8"><text:tab/>X-Accuse of murder<text:tab/></text:p>
            <text:p text:style-name="P2"><text:span text:style-name="T4"><text:tab/>X-Crime Info<text:tab/><text:tab/></text:span>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K-3.10</text:p>
          </table:table-cell>
          <table:table-cell table:style-name="Tabell2.A5" office:value-type="string">
            <text:p text:style-name="P2">Namn/gramatik som är felplacerade i intervjuer</text:p>
          </table:table-cell>
          <table:table-cell table:style-name="Tabell2.A5" office:value-type="string">
            <text:p text:style-name="Table_20_Contents">Ej påbörjad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F5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9</text:p>
          </table:table-cell>
          <table:table-cell table:style-name="Tabell2.A7" office:value-type="string">
            <text:p text:style-name="P2">"faild to load resource:..." i console + frysning av spelet...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2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F7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8 </text:p>
          </table:table-cell>
          <table:table-cell table:style-name="Tabell2.A7" office:value-type="string">
            <text:p text:style-name="P2">finns behov av mer tidspoäng? 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  <text:p text:style-name="P3">-En funktion som gör att man kan få tillgång till ny dialog när en viss dialog nån stanns har sagts..</text:p>
            <text:p text:style-name="P3">-Byta namn på alla bedrooms i current room...</text:p>
            <text:p text:style-name="P3">-"Uncaught TypeError: Cannot read property 'name' of undefined"&lt;- när tom container trycks på..</text:p>
            <text:p text:style-name="P3">-Namn sticker utanför kanten i Blippboxen...</text:p>
            <text:p text:style-name="P3"><text:tab/>-Lägg till namn på blippboxen...(Finns ett stort mellanrum där...)</text:p>
            <text:p text:style-name="P3"/>
            <text:p text:style-name="P3">X--När man öppnar en container med sina sista poäng syns den på gameover skärmen..</text:p>
            <text:p text:style-name="P3">X--När manhar mindre än <text:s/>5 TP kvar och trycker på "I have to go" <text:s/>= gameover!</text:p>
            <text:p text:style-name="P3">X--FIXA TILL NERGRÅAD HUDD!! <text:s/>(tex blippbox och sen marginal för nya knappar...)</text:p>
            <text:p text:style-name="P3">X-Vid dialog om ledtråd så ska man tas tillbaka till ledtråden när IhaveToGo-knapp används...</text:p>
            <text:p text:style-name="P3">X-Nergråad HU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6" office:value-type="string">
            <text:p text:style-name="P3">-Nergråad Hud = 1h</text:p>
            <text:p text:style-name="P3">-Dialog tillbaka till BlippBox = 2h</text:p>
            <text:p text:style-name="P3">-Nergråad hud Fix = 1h</text:p>
            <text:p text:style-name="P3">-I have to go, problemet = 1h</text:p>
            <text:p text:style-name="P3">-Container på gameover = fixat (när?... hur många h? ... 1h?.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Summa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sedan föregåen<text:soft-page-break/>de iteration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220h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totalt i projektet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Kvar</text:p>
          </table:table-cell>
          <table:table-cell table:style-name="Tabell2.A12" office:value-type="string">
            <text:p text:style-name="Table_20_Contents"/>
          </table:table-cell>
          <table:table-cell table:style-name="Tabell2.F12" table:number-columns-spanned="2" office:value-type="string">
            <text:p text:style-name="Table_20_Contents">20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5103131420325040082" text:style-name="L1">
              <text:list-header>
                <text:p text:style-name="P11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353037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355026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349430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360159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377364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362460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348618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361953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346345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353046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370484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2DT23H47M14S</meta:editing-duration>
    <meta:editing-cycles>283</meta:editing-cycles>
    <meta:generator>OpenOffice.org/3.4.1$Win32 OpenOffice.org_project/341m1$Build-9593</meta:generator>
    <dc:date>2014-08-02T17:20:40.65</dc:date>
    <meta:document-statistic meta:table-count="2" meta:image-count="0" meta:object-count="0" meta:page-count="4" meta:paragraph-count="130" meta:word-count="839" meta:character-count="4914"/>
    <meta:user-defined meta:name="Info 1"/>
    <meta:user-defined meta:name="Info 2"/>
    <meta:user-defined meta:name="Info 3"/>
    <meta:user-defined meta:name="Info 4"/>
  </office:meta>
</office:document-meta>
</file>